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</text:p>
      <text:p text:style-name="Standard">Reviewer Name: Cret Andreea</text:p>
      <text:p text:style-name="Standard">Reviewer Group: 212</text:p>
      <text:p text:style-name="Standard">Initial C application was created by (Name/Group): Crisan Adrian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App delivers all functionalities as expected and according to specifications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All appropriate<text:s/>functions are well-tested and covered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UI, Main and Test modules unspecified.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 implementation?</text:span></text:p>
            <text:p text:style-name="P36"/>
            <text:p text:style-name="P37"><text:span text:style-name="T38">Please detail…</text:span></text:p>
            <text:p text:style-name="P39"/>
          </table:table-cell>
          <table:table-cell table:style-name="TableCell40">
            <text:p text:style-name="P41">Module specification<text:s/>remains abstract, only mentioning pre- and post- conditions and possible outputs. This approach ensures low coupling, high cohesion and the private and independent handling of the implementation.</text:p>
          </table:table-cell>
        </table:table-row>
        <table:table-row table:style-name="TableRow42">
          <table:table-cell table:style-name="TableCell43">
            <text:p text:style-name="P44"><text:span text:style-name="T45">Is the application correctly layered?</text:span></text:p>
            <text:p text:style-name="P46"/>
            <text:p text:style-name="P47"><text:span text:style-name="T48">Please<text:s/></text:span><text:span text:style-name="T49">detail…</text:span></text:p>
            <text:p text:style-name="P50"/>
          </table:table-cell>
          <table:table-cell table:style-name="TableCell51">
            <text:p text:style-name="P52">App respects fundamental layering principles, dividing the workload into single-responsibility, abstract modules.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App uses dinamic memory allocation for objects and repository. Memory is handled properly, leaving no leaks (which test modules accurately reflect)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 unclear to you (you don’t understand their role or how they work – usually a sign of bad d</text:span><text:span text:style-name="T67">esign).</text:span></text:p>
            <text:p text:style-name="P68"/>
          </table:table-cell>
          <table:table-cell table:style-name="TableCell69">
            <text:p text:style-name="P70">App design is clean and flexible, specifications are clear and thorough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No issues encounter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paco pkn</dc:creator>
    <meta:creation-date>2013-03-25T08:05:00Z</meta:creation-date>
    <dc:date>2020-03-22T06:58:00Z</dc:date>
    <meta:template xlink:href="Normal.dotm" xlink:type="simple"/>
    <meta:editing-cycles>15</meta:editing-cycles>
    <meta:editing-duration>PT112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8" meta:character-count="1688" meta:row-count="12" meta:non-whitespace-character-count="1443"/>
  </office:meta>
</office:document-meta>
</file>